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4da" officeooo:paragraph-rsid="000c74da"/>
    </style:style>
    <style:style style:name="P2" style:family="paragraph" style:parent-style-name="Standard">
      <style:text-properties officeooo:rsid="000d8774" officeooo:paragraph-rsid="000d8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se Colic Article Reviews</text:p>
      <text:p text:style-name="P1"/>
      <text:p text:style-name="P1">1. <text:a xlink:type="simple" xlink:href="https://www.frontiersin.org/articles/10.3389/fvets.2021.697589/full" text:style-name="Internet_20_link" text:visited-style-name="Visited_20_Internet_20_Link">https://www.frontiersin.org/articles/10.3389/fvets.2021.697589/full</text:a></text:p>
      <text:p text:style-name="P1"/>
      <text:p text:style-name="P2">Reviewed 28 features and determined that 6 features actually predict the outcom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22:01:18.056000000</meta:creation-date>
    <dc:date>2022-05-18T22:30:48.347000000</dc:date>
    <meta:editing-duration>PT9M20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18" meta:character-count="179" meta:non-whitespace-character-count="163"/>
  </office:meta>
</office:document-meta>
</file>